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adc5e7" draw:opacity="93%" draw:textarea-horizontal-align="justify" draw:textarea-vertical-align="top" draw:auto-grow-height="false" fo:min-height="5.137cm" fo:min-width="18.508cm"/>
    </style:style>
    <style:style style:name="gr2" style:family="graphic" style:parent-style-name="standard">
      <style:graphic-properties draw:textarea-horizontal-align="justify" draw:textarea-vertical-align="middle" draw:auto-grow-height="false" fo:min-height="1.457cm" fo:min-width="2.194cm"/>
    </style:style>
    <style:style style:name="gr3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4" style:family="graphic" style:parent-style-name="standard">
      <style:graphic-properties draw:fill="solid" draw:fill-color="#adc5e7" draw:opacity="93%" draw:textarea-horizontal-align="justify" draw:textarea-vertical-align="top" draw:auto-grow-height="false" fo:min-height="5.94cm" fo:min-width="18.422cm"/>
    </style:style>
    <style:style style:name="gr5" style:family="graphic" style:parent-style-name="standard">
      <style:graphic-properties draw:fill="solid" draw:fill-color="#adc5e7" draw:opacity="93%" draw:textarea-horizontal-align="justify" draw:textarea-vertical-align="top" draw:auto-grow-height="false" fo:min-height="5.137cm" fo:min-width="8.062cm"/>
    </style:style>
    <style:style style:name="gr6" style:family="graphic" style:parent-style-name="standard">
      <style:graphic-properties draw:fill="solid" draw:fill-color="#adc5e7" draw:opacity="93%" draw:textarea-horizontal-align="justify" draw:textarea-vertical-align="top" draw:auto-grow-height="false" fo:min-height="5.137cm" fo:min-width="7.58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401cm"/>
    </style:style>
    <style:style style:name="gr9" style:family="graphic" style:parent-style-name="standard">
      <style:graphic-properties svg:stroke-color="#000000" draw:fill="none" draw:textarea-horizontal-align="justify" draw:textarea-vertical-align="top" draw:auto-grow-height="false" fo:min-height="1.909cm" fo:min-width="5.215cm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adc5e7" draw:opacity="93%"/>
      <style:paragraph-properties fo:text-align="center"/>
      <style:text-properties style:font-name="Source Sans Pro"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adc5e7" draw:opacity="93%"/>
      <style:paragraph-properties fo:text-align="start"/>
      <style:text-properties style:font-name="Source Sans Pro"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7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T1" style:family="text">
      <style:text-properties style:font-name="Liberation Sans1"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59cm" svg:height="5.969cm" svg:x="1cm" svg:y="4.937cm">
          <text:p text:style-name="P1"><text:span text:style-name="T1">FRONT END</text:span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81cm" svg:height="2.413cm" svg:x="9.128cm" svg:y="1.127cm">
          <text:p text:style-name="P3">Us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033cm" svg:y1="3.667cm" svg:x2="11.033cm" svg:y2="4.81cm">
          <text:p/>
        </draw:line>
        <draw:custom-shape draw:style-name="gr4" draw:text-style-name="P4" draw:layer="layout" svg:width="19.59cm" svg:height="6.858cm" svg:x="1cm" svg:y="12.303cm">
          <text:p text:style-name="P1"><text:span text:style-name="T1">BACK END</text:span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9.144cm" svg:height="5.969cm" svg:x="1cm" svg:y="20.939cm">
          <text:p text:style-name="P1"><text:span text:style-name="T1">DATABASES</text:span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8.668cm" svg:height="5.969cm" svg:x="11.922cm" svg:y="20.939cm">
          <text:p text:style-name="P1"><text:span text:style-name="T1">GC PROCESSING</text:span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7.35cm" svg:y1="19.288cm" svg:x2="6.334cm" svg:y2="20.812cm">
          <text:p/>
        </draw:line>
        <draw:line draw:style-name="gr3" draw:text-style-name="P3" draw:layer="layout" svg:x1="14.843cm" svg:y1="19.288cm" svg:x2="15.732cm" svg:y2="20.812cm">
          <text:p/>
        </draw:line>
        <draw:line draw:style-name="gr7" draw:text-style-name="P5" draw:layer="layout" svg:x1="9.255cm" svg:y1="11.033cm" svg:x2="9.255cm" svg:y2="12.176cm">
          <text:p/>
        </draw:line>
        <draw:line draw:style-name="gr7" draw:text-style-name="P5" draw:layer="layout" svg:x1="12.557cm" svg:y1="12.176cm" svg:x2="12.557cm" svg:y2="11.033cm">
          <text:p/>
        </draw:line>
        <draw:frame draw:style-name="gr8" draw:text-style-name="P6" draw:layer="layout" svg:width="3.556cm" svg:height="1.651cm" svg:x="9.128cm" svg:y="10.906cm">
          <draw:text-box>
            <text:p text:style-name="P3"><text:span text:style-name="T3">Script</text:span></text:p>
            <text:p text:style-name="P3"><text:span text:style-name="T3">Interaction</text:span></text:p>
          </draw:text-box>
        </draw:frame>
        <draw:frame draw:style-name="gr8" draw:text-style-name="P6" draw:layer="layout" svg:width="3.556cm" svg:height="1.651cm" svg:x="10.906cm" svg:y="3.54cm">
          <draw:text-box>
            <text:p text:style-name="P3"><text:span text:style-name="T3">User</text:span></text:p>
            <text:p text:style-name="P3"><text:span text:style-name="T3">Requests</text:span></text:p>
          </draw:text-box>
        </draw:frame>
        <draw:custom-shape draw:style-name="gr9" draw:text-style-name="P7" draw:layer="layout" svg:width="5.715cm" svg:height="2.159cm" svg:x="14.335cm" svg:y="1.508cm">
          <text:list text:style-name="L1">
            <text:list-item>
              <text:p text:style-name="P1"><text:span text:style-name="T4">Data Search</text:span></text:p>
            </text:list-item>
            <text:list-item>
              <text:p text:style-name="P1"><text:span text:style-name="T4"/></text:p>
            </text:list-item>
          </text:list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3T12:18:18.293000000</meta:creation-date>
    <dc:date>2018-02-13T12:32:52.138000000</dc:date>
    <meta:editing-duration>PT4M11S</meta:editing-duration>
    <meta:editing-cycles>1</meta:editing-cycles>
    <meta:generator>LibreOffice/6.0.0.3$Windows_X86_64 LibreOffice_project/64a0f66915f38c6217de274f0aa8e15618924765</meta:generator>
    <meta:document-statistic meta:object-count="13"/>
  </office:meta>
</office:document-meta>
</file>